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3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25, 1892</text:p>
      <text:p text:style-name="P5">Month<text:tab/><text:tab/><text:tab/><text:tab/><text:tab/><text:tab/>Octo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S. MORAIS/</text:p>
      <text:p text:style-name="P2">546 N. FIFTH STREET/</text:p>
      <text:p text:style-name="P3">Philadelphia, October 25th, 1892/</text:p>
      <text:p text:style-name="P2">Hon. Joseph Blumenthal/</text:p>
      <text:p text:style-name="P2">My dear Sir/</text:p>
      <text:p text:style-name="P2"><text:tab/>I very much regret that numerous duties have prevented,/ so far, from my attending to the subject of the contemplated series of/ lectures. <text:s/>I will try to give it a thought soon. <text:s/>Mr. Lazarus Mayer,/ a patron of our Seminary, handed me fifty dollars as a donation to/ the institution. <text:s/>May I trouble you to hand the enclosed check to our/ treasurer, and to let me have his receipt? <text:s/>Regarding my two Philadelphia/ pupils, I wish to say that Isaac Husick thought that he was not entitled to/ anything, by <text:soft-page-break/>reason of the position he now holds here. <text:s/>Gershon Levi/ was silent. <text:s/>However, acting on your suggestion that it might be advisable/ to allow them something, as an inducement to continued exertions, I gave/ each 2.50, so that you need not send a remittance in Nov./</text:p>
      <text:p text:style-name="P2"><text:tab/>Yours truly,/ S. MORAIS/</text:p>
      <text:p text:style-name="P2">P. S. Mr. Solomon Gans has sent his usual donation which was handed/ to our treasurer. <text:s/>I hope to be able to run over to your city sometime/ next week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32:53.61</meta:creation-date>
    <meta:document-statistic meta:table-count="0" meta:image-count="0" meta:object-count="0" meta:page-count="3" meta:paragraph-count="72" meta:word-count="354" meta:character-count="2334"/>
    <dc:date>2011-12-06T15:38:06.59</dc:date>
    <dc:creator>Penn Libraries</dc:creator>
    <meta:editing-duration>PT00H05M13S</meta:editing-duration>
    <meta:editing-cycles>1</meta:editing-cycles>
    <meta:generator>OpenOffice.org/3.2$Win32 OpenOffice.org_project/320m12$Build-9483</meta:generator>
  </office:meta>
</office:document-meta>
</file>